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1" style:family="table">
      <style:table-properties style:width="17.59cm" table:align="margins"/>
    </style:style>
    <style:style style:name="表格1.A" style:family="table-column">
      <style:table-column-properties style:column-width="17.59cm" style:rel-column-width="65535*"/>
    </style:style>
    <style:style style:name="表格1.A1" style:family="table-cell">
      <style:table-cell-properties fo:padding="0.097cm" fo:border="0.05pt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IMUS 1806 Mobile Telegraphs Solution</text:h>
      <text:p text:style-name="Standard">本作品采用<text:a xlink:type="simple" xlink:href="http://creativecommons.org/licenses/by-nc-sa/3.0/">知识共享署名-非商业性使用-相同方式共享 3.0 Unported许可协议</text:a>进行许可</text:p>
      <text:p text:style-name="Standard">write by Gestalti Lur</text:p>
      <text:p text:style-name="Standard">2012-07-15</text:p>
      <text:p text:style-name="Standard"/>
      <text:p text:style-name="Standard">题目大意</text:p>
      <text:p text:style-name="Standard"><text:tab/>有N(2&lt;=N&lt;=50000)个长度为10的数字串{s}。数字串s_i,s_j(i != j )是相互可达的当且仅当其s_i改变一个数字后和s_j相同或者其交换某两个位置上的数字之后和s_j相同，保证所有的s都是不同的。s_i到s_j转换的权值为其最长公共前缀的长度k所对应的权值v_k。{v}会在输入数据中给出，为一个长度为10的不增序列。问数字串1到N是否可以通过这样的转换达到，若能则输出其最小权值和其通过的路径，否则输出“-1”。</text:p>
      <text:p text:style-name="Standard"/>
      <text:p text:style-name="Standard">算法分析</text:p>
      <text:p text:style-name="Standard"><text:tab/>首先可以想到因为N有10^4而不能直接建图。其次s_i到s_j可以转换意味着s_i自身改变一个数字或者交换两个数字之后和s_j相同。设s_i改变或者交换操作之后生成的是t,那么如何知道t是否在{s}中。显然可以用hash来解决。另外还需要考虑到s_i如果改变位置k的数字后和s_j相同，那么它们的最长公共前缀显然是k-1,同理如果交换k1,k2位置上的数字后相同，那么则为min(k1,k2)-1。所以其最长公共前缀也可以用O(1)的时间复杂度算出来。这样如果使用heap+dijkstra算法（因为dijkstra算法每个串只会入堆一次），所需要的时间复杂度大致为O((10*10+10)*N*log(N)*p),log(N)为heap操作的时间复杂度，p为hash的期望值。如果使用迭代写法的heap则要更快一些。</text:p>
      <text:p text:style-name="Standard"/>
      <text:p text:style-name="Standard">参考代码</text:p>
      <table:table table:name="表格1" table:style-name="表格1">
        <table:table-column table:style-name="表格1.A"/>
        <table:table-row>
          <table:table-cell table:style-name="表格1.A1" office:value-type="string">
            <text:p text:style-name="Table_20_Contents">/*</text:p>
            <text:p text:style-name="Table_20_Contents"><text:s text:c="2"/>TIMUS 1806</text:p>
            <text:p text:style-name="Table_20_Contents"><text:s text:c="2"/>2012-07-11</text:p>
            <text:p text:style-name="Table_20_Contents"><text:s text:c="2"/>ACCEPTED</text:p>
            <text:p text:style-name="Table_20_Contents"><text:s text:c="2"/>write by gestapolur</text:p>
            <text:p text:style-name="Table_20_Contents">*/</text:p>
            <text:p text:style-name="Table_20_Contents">#include&lt;iostream&gt;</text:p>
            <text:p text:style-name="Table_20_Contents">#include&lt;cstring&gt;</text:p>
            <text:p text:style-name="Table_20_Contents">#include&lt;vector&gt;</text:p>
            <text:p text:style-name="Table_20_Contents">#include&lt;queue&gt;</text:p>
            <text:p text:style-name="Table_20_Contents">#define MAXN 100005</text:p>
            <text:p text:style-name="Table_20_Contents">#define MAXH 6000005</text:p>
            <text:p text:style-name="Table_20_Contents">#define INF 1 &lt;&lt; 30</text:p>
            <text:p text:style-name="Table_20_Contents">using namespace std;</text:p>
            <text:p text:style-name="Table_20_Contents"/>
            <text:p text:style-name="Table_20_Contents">class node</text:p>
            <text:p text:style-name="Table_20_Contents">{</text:p>
            <text:p text:style-name="Table_20_Contents">public:</text:p>
            <text:p text:style-name="Table_20_Contents"><text:s text:c="2"/>int dist , idx;</text:p>
            <text:p text:style-name="Table_20_Contents"><text:s text:c="2"/>node ( int dist , int idx ) : dist( dist ) , idx( idx ) {}</text:p>
            <text:p text:style-name="Table_20_Contents">};</text:p>
            <text:p text:style-name="Table_20_Contents"/>
            <text:p text:style-name="Table_20_Contents">class cmp</text:p>
            <text:p text:style-name="Table_20_Contents">{</text:p>
            <text:p text:style-name="Table_20_Contents"><text:soft-page-break/>public:</text:p>
            <text:p text:style-name="Table_20_Contents"><text:s text:c="2"/>bool operator () ( const node a , const node b ) const</text:p>
            <text:p text:style-name="Table_20_Contents"><text:s text:c="2"/>{ return ( a.dist &gt; b.dist ); }</text:p>
            <text:p text:style-name="Table_20_Contents">};</text:p>
            <text:p text:style-name="Table_20_Contents"/>
            <text:p text:style-name="Table_20_Contents">int n , cnt;</text:p>
            <text:p text:style-name="Table_20_Contents">int val[ 11 ] , mark[ MAXN ] , pre[ MAXN ];</text:p>
            <text:p text:style-name="Table_20_Contents">priority_queue&lt; node , vector&lt;node&gt; , cmp &gt; min_heap;</text:p>
            <text:p text:style-name="Table_20_Contents">char s[ MAXN ][ 11 ];</text:p>
            <text:p text:style-name="Table_20_Contents">bool ins[ MAXN ];</text:p>
            <text:p text:style-name="Table_20_Contents"/>
            <text:p text:style-name="Table_20_Contents">int head[ MAXH ] , Next[ MAXH ];//hash</text:p>
            <text:p text:style-name="Table_20_Contents"/>
            <text:p text:style-name="Table_20_Contents">int sv[ MAXN ];//saved path</text:p>
            <text:p text:style-name="Table_20_Contents"/>
            <text:p text:style-name="Table_20_Contents">inline int Hash( char *str )</text:p>
            <text:p text:style-name="Table_20_Contents">{</text:p>
            <text:p text:style-name="Table_20_Contents"><text:s text:c="2"/>int v = 0 , seed = 131;</text:p>
            <text:p text:style-name="Table_20_Contents"><text:s text:c="2"/>while( *str )</text:p>
            <text:p text:style-name="Table_20_Contents"><text:s text:c="4"/>v = v * seed + *(str ++ );</text:p>
            <text:p text:style-name="Table_20_Contents"><text:s text:c="2"/>return ( v &amp; 0x7fffffff ) &amp; MAXH;</text:p>
            <text:p text:style-name="Table_20_Contents">}</text:p>
            <text:p text:style-name="Table_20_Contents"/>
            <text:p text:style-name="Table_20_Contents">inline void insert_Hash( int idx )</text:p>
            <text:p text:style-name="Table_20_Contents">{</text:p>
            <text:p text:style-name="Table_20_Contents"><text:s text:c="2"/>int i , h;</text:p>
            <text:p text:style-name="Table_20_Contents"><text:s text:c="2"/>h = Hash( s[ idx ] );</text:p>
            <text:p text:style-name="Table_20_Contents"><text:s text:c="2"/>Next[ idx ] = head[ h ];</text:p>
            <text:p text:style-name="Table_20_Contents"><text:s text:c="2"/>head[ h ] = idx;</text:p>
            <text:p text:style-name="Table_20_Contents">}</text:p>
            <text:p text:style-name="Table_20_Contents"/>
            <text:p text:style-name="Table_20_Contents">void init()</text:p>
            <text:p text:style-name="Table_20_Contents">{</text:p>
            <text:p text:style-name="Table_20_Contents"><text:s text:c="2"/>int i , j;</text:p>
            <text:p text:style-name="Table_20_Contents"><text:s text:c="2"/>char tmp[ MAXN ];</text:p>
            <text:p text:style-name="Table_20_Contents"><text:s text:c="2"/>cin&gt;&gt;n;</text:p>
            <text:p text:style-name="Table_20_Contents"><text:s text:c="2"/>for( i = 1 ; i &lt;= 10 ; ++ i )</text:p>
            <text:p text:style-name="Table_20_Contents"><text:s text:c="4"/>cin&gt;&gt;val[ i ];</text:p>
            <text:p text:style-name="Table_20_Contents"><text:s text:c="2"/>for( i = 1 ; i &lt;= n ; ++ i )</text:p>
            <text:p text:style-name="Table_20_Contents"><text:s text:c="4"/>cin&gt;&gt;s[ i ];</text:p>
            <text:p text:style-name="Table_20_Contents"/>
            <text:p text:style-name="Table_20_Contents"><text:s text:c="2"/>memset( head , -1 , sizeof( head ) );</text:p>
            <text:p text:style-name="Table_20_Contents"><text:s text:c="2"/>memset( Next , -1 , sizeof( Next ) );</text:p>
            <text:p text:style-name="Table_20_Contents"/>
            <text:p text:style-name="Table_20_Contents"><text:s text:c="2"/>for( i = 1 ; i &lt;= n ; ++ i )</text:p>
            <text:p text:style-name="Table_20_Contents"><text:s text:c="4"/>insert_Hash( i );</text:p>
            <text:p text:style-name="Table_20_Contents"/>
            <text:p text:style-name="Table_20_Contents"><text:s text:c="2"/>return ;</text:p>
            <text:p text:style-name="Table_20_Contents"><text:soft-page-break/>}</text:p>
            <text:p text:style-name="Table_20_Contents"/>
            <text:p text:style-name="Table_20_Contents">void out()</text:p>
            <text:p text:style-name="Table_20_Contents">{</text:p>
            <text:p text:style-name="Table_20_Contents"><text:s text:c="2"/>if( mark[ n ] == INF )</text:p>
            <text:p text:style-name="Table_20_Contents"><text:s text:c="4"/>{</text:p>
            <text:p text:style-name="Table_20_Contents"><text:s text:c="6"/>cout&lt;&lt;"-1\n";</text:p>
            <text:p text:style-name="Table_20_Contents"><text:s text:c="6"/>return ;</text:p>
            <text:p text:style-name="Table_20_Contents"><text:s text:c="4"/>}</text:p>
            <text:p text:style-name="Table_20_Contents"><text:s text:c="2"/>cout&lt;&lt;mark[ n ]&lt;&lt;"\n";</text:p>
            <text:p text:style-name="Table_20_Contents"><text:s text:c="2"/>int cur = n;</text:p>
            <text:p text:style-name="Table_20_Contents"><text:s text:c="2"/>do{</text:p>
            <text:p text:style-name="Table_20_Contents"><text:s text:c="4"/>sv[ ++ cnt ] = cur;</text:p>
            <text:p text:style-name="Table_20_Contents"><text:s text:c="4"/>cur = pre[ cur ];</text:p>
            <text:p text:style-name="Table_20_Contents"><text:s text:c="2"/>}while( cur );</text:p>
            <text:p text:style-name="Table_20_Contents"><text:s text:c="2"/>cout&lt;&lt;cnt&lt;&lt;"\n";</text:p>
            <text:p text:style-name="Table_20_Contents"><text:s text:c="2"/>do{</text:p>
            <text:p text:style-name="Table_20_Contents"><text:s text:c="4"/>cout&lt;&lt;sv[ cnt -- ];</text:p>
            <text:p text:style-name="Table_20_Contents"><text:s text:c="4"/>if( cnt ) cout&lt;&lt;" ";</text:p>
            <text:p text:style-name="Table_20_Contents"><text:s text:c="4"/>else cout&lt;&lt;"\n";</text:p>
            <text:p text:style-name="Table_20_Contents"><text:s text:c="2"/>}while( cnt );</text:p>
            <text:p text:style-name="Table_20_Contents"/>
            <text:p text:style-name="Table_20_Contents"><text:s text:c="2"/>return ;</text:p>
            <text:p text:style-name="Table_20_Contents">}</text:p>
            <text:p text:style-name="Table_20_Contents"/>
            <text:p text:style-name="Table_20_Contents">inline void relax( char *str , int dist , int idx , int lcp )</text:p>
            <text:p text:style-name="Table_20_Contents">{</text:p>
            <text:p text:style-name="Table_20_Contents"><text:s text:c="2"/>int tcode = Hash( str );</text:p>
            <text:p text:style-name="Table_20_Contents"><text:s text:c="2"/>int x = head[ tcode ];</text:p>
            <text:p text:style-name="Table_20_Contents"><text:s text:c="2"/>while( x not_eq -1 )</text:p>
            <text:p text:style-name="Table_20_Contents"><text:s text:c="4"/>{</text:p>
            <text:p text:style-name="Table_20_Contents"><text:s text:c="6"/>if( not strcmp( s[ x ] , str ) )</text:p>
            <text:p text:style-name="Table_20_Contents"><text:tab/>{</text:p>
            <text:p text:style-name="Table_20_Contents"><text:tab/> <text:s/>int dval = val[ lcp ];</text:p>
            <text:p text:style-name="Table_20_Contents"><text:tab/> <text:s/>//cout&lt;&lt;idx&lt;&lt;"-&gt;"&lt;&lt;x&lt;&lt;" "&lt;&lt;str&lt;&lt;" "&lt;&lt;dval&lt;&lt;" "&lt;&lt;mark[ x ]&lt;&lt;"\n";</text:p>
            <text:p text:style-name="Table_20_Contents"><text:tab/> <text:s/>if( mark[ x ] &gt; dist + dval )</text:p>
            <text:p text:style-name="Table_20_Contents"><text:tab/> <text:s text:c="3"/>{</text:p>
            <text:p text:style-name="Table_20_Contents"><text:tab/> <text:s text:c="5"/>mark[ x ] = dist + dval;</text:p>
            <text:p text:style-name="Table_20_Contents"><text:tab/> <text:s text:c="5"/>pre[ x ] = idx;</text:p>
            <text:p text:style-name="Table_20_Contents"><text:tab/> <text:s text:c="5"/>min_heap.push( node( mark[ x ] , x ) );</text:p>
            <text:p text:style-name="Table_20_Contents"><text:tab/> <text:s text:c="3"/>}</text:p>
            <text:p text:style-name="Table_20_Contents"><text:tab/> <text:s/>return ;</text:p>
            <text:p text:style-name="Table_20_Contents"><text:tab/>}</text:p>
            <text:p text:style-name="Table_20_Contents"><text:s text:c="6"/>x = Next[ x ];</text:p>
            <text:p text:style-name="Table_20_Contents"><text:s text:c="4"/>}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<text:soft-page-break/>void dijkstra()</text:p>
            <text:p text:style-name="Table_20_Contents">{</text:p>
            <text:p text:style-name="Table_20_Contents"><text:s text:c="2"/>int i , j , mdist , midx , vist;</text:p>
            <text:p text:style-name="Table_20_Contents"><text:s text:c="2"/>char str[ 11 ], tmp;</text:p>
            <text:p text:style-name="Table_20_Contents"/>
            <text:p text:style-name="Table_20_Contents"><text:s text:c="2"/>for( i = 1 ; i &lt;= n ; ++ i )</text:p>
            <text:p text:style-name="Table_20_Contents"><text:s text:c="4"/>mark[ i ] = INF;</text:p>
            <text:p text:style-name="Table_20_Contents"><text:s text:c="2"/>vist = 0;</text:p>
            <text:p text:style-name="Table_20_Contents"><text:s text:c="2"/>mark[ 1 ] = 0;</text:p>
            <text:p text:style-name="Table_20_Contents"><text:s text:c="2"/>min_heap.push( node( 0 , 1 ) );</text:p>
            <text:p text:style-name="Table_20_Contents"/>
            <text:p text:style-name="Table_20_Contents"><text:s text:c="2"/>do{</text:p>
            <text:p text:style-name="Table_20_Contents"><text:s text:c="4"/>do{</text:p>
            <text:p text:style-name="Table_20_Contents"><text:s text:c="6"/>mdist = min_heap.top().dist;</text:p>
            <text:p text:style-name="Table_20_Contents"><text:s text:c="6"/>midx = min_heap.top().idx;</text:p>
            <text:p text:style-name="Table_20_Contents"><text:s text:c="6"/>min_heap.pop();</text:p>
            <text:p text:style-name="Table_20_Contents"><text:s text:c="4"/>}while( not min_heap.empty() and ins[ midx ] );</text:p>
            <text:p text:style-name="Table_20_Contents"><text:s text:c="4"/></text:p>
            <text:p text:style-name="Table_20_Contents"><text:s text:c="4"/>ins[ midx ] = true;</text:p>
            <text:p text:style-name="Table_20_Contents"><text:s text:c="4"/>strcpy( str , s[ midx ] );</text:p>
            <text:p text:style-name="Table_20_Contents"/>
            <text:p text:style-name="Table_20_Contents"><text:s text:c="4"/>//relax</text:p>
            <text:p text:style-name="Table_20_Contents"><text:s text:c="4"/>for( i = 0 ; i &lt; 10 ; ++ i )</text:p>
            <text:p text:style-name="Table_20_Contents"><text:s text:c="6"/>{</text:p>
            <text:p text:style-name="Table_20_Contents"><text:tab/>for( j = i + 1 ; j &lt; 10 ; ++ j )</text:p>
            <text:p text:style-name="Table_20_Contents"><text:tab/> <text:s/>if( str[ i ] not_eq str[ j ] )</text:p>
            <text:p text:style-name="Table_20_Contents"><text:tab/> <text:s text:c="3"/>{</text:p>
            <text:p text:style-name="Table_20_Contents"><text:tab/> <text:s text:c="5"/>//swap</text:p>
            <text:p text:style-name="Table_20_Contents"><text:tab/> <text:s text:c="5"/>tmp = str[ i ]; str[ i ] = str[ j ]; str[ j ] = tmp; </text:p>
            <text:p text:style-name="Table_20_Contents"><text:tab/> <text:s text:c="5"/>relax( str , mark[ midx ] , midx , i + 1 );</text:p>
            <text:p text:style-name="Table_20_Contents"><text:tab/> <text:s text:c="5"/>tmp = str[ i ]; str[ i ] = str[ j ]; str[ j ] = tmp;</text:p>
            <text:p text:style-name="Table_20_Contents"><text:tab/> <text:s text:c="3"/>}</text:p>
            <text:p text:style-name="Table_20_Contents"><text:tab/>for( j = 0 ; j &lt; 10 ; ++ j )</text:p>
            <text:p text:style-name="Table_20_Contents"><text:tab/> <text:s/>if( char( j + 48 ) not_eq str[ i ] )</text:p>
            <text:p text:style-name="Table_20_Contents"><text:tab/> <text:s text:c="3"/>{</text:p>
            <text:p text:style-name="Table_20_Contents"><text:tab/> <text:s text:c="5"/>//change</text:p>
            <text:p text:style-name="Table_20_Contents"><text:tab/> <text:s text:c="5"/>tmp = str[ i ]; str[ i ] = char( j + 48 );</text:p>
            <text:p text:style-name="Table_20_Contents"><text:tab/> <text:s text:c="5"/>relax( str , mark[ midx ] , midx , i + 1 );</text:p>
            <text:p text:style-name="Table_20_Contents"><text:tab/> <text:s text:c="5"/>str[ i ] = tmp;</text:p>
            <text:p text:style-name="Table_20_Contents"><text:tab/> <text:s text:c="3"/>}</text:p>
            <text:p text:style-name="Table_20_Contents"><text:s text:c="6"/>}</text:p>
            <text:p text:style-name="Table_20_Contents"><text:s text:c="4"/>++ vist;</text:p>
            <text:p text:style-name="Table_20_Contents"><text:s text:c="2"/>}while( vist &lt; n and not min_heap.empty() );</text:p>
            <text:p text:style-name="Table_20_Contents"><text:s text:c="2"/>return ;</text:p>
            <text:p text:style-name="Table_20_Contents">}</text:p>
            <text:p text:style-name="Table_20_Contents"/>
            <text:p text:style-name="Table_20_Contents">int main()</text:p>
            <text:p text:style-name="Table_20_Contents">{</text:p>
            <text:p text:style-name="Table_20_Contents"><text:soft-page-break/><text:s text:c="2"/>init();</text:p>
            <text:p text:style-name="Table_20_Contents"><text:s text:c="2"/></text:p>
            <text:p text:style-name="Table_20_Contents"><text:s text:c="2"/>dijkstra();</text:p>
            <text:p text:style-name="Table_20_Contents"/>
            <text:p text:style-name="Table_20_Contents"><text:s text:c="2"/>out();</text:p>
            <text:p text:style-name="Table_20_Contents"/>
            <text:p text:style-name="Table_20_Contents"><text:s text:c="2"/>return 0;</text:p>
            <text:p text:style-name="Table_20_Contents">}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DejaVu Serif" fo:font-size="18pt" fo:font-weight="bold" style:font-name-asian="DejaVu Sans1" style:font-size-asian="18pt" style:font-weight-asian="bold" style:font-name-complex="Lohit Hindi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suacm </meta:initial-creator>
    <meta:creation-date>2012-07-16T08:24:39</meta:creation-date>
    <dc:date>2012-07-16T09:55:50</dc:date>
    <dc:creator>csuacm </dc:creator>
    <meta:editing-duration>PT37M13S</meta:editing-duration>
    <meta:editing-cycles>16</meta:editing-cycles>
    <meta:generator>LibreOffice/3.5$Linux_x86 LibreOffice_project/350m1$Build-2</meta:generator>
    <meta:document-statistic meta:table-count="1" meta:image-count="0" meta:object-count="0" meta:page-count="5" meta:paragraph-count="164" meta:word-count="706" meta:character-count="3669" meta:non-whitespace-character-count="2773"/>
  </office:meta>
</office:document-meta>
</file>